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91f1" officeooo:paragraph-rsid="000191f1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191f1" officeooo:paragraph-rsid="000191f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255be" officeooo:paragraph-rsid="000255b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191f1" officeooo:paragraph-rsid="000191f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191f1" officeooo:paragraph-rsid="000191f1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191f1" officeooo:paragraph-rsid="000191f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191f1" officeooo:paragraph-rsid="000191f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191f1" officeooo:paragraph-rsid="000191f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55be" officeooo:paragraph-rsid="000255b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191f1"/>
    </style:style>
    <style:style style:name="P11" style:family="paragraph" style:parent-style-name="Text_20_body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255be" officeooo:paragraph-rsid="000255be" style:font-size-asian="16pt" style:font-weight-asian="bold" style:font-size-complex="16pt" style:font-weight-complex="bold"/>
    </style:style>
    <style:style style:name="P12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officeooo:rsid="000191f1" style:font-size-asian="10.5pt" style:font-weight-asian="normal" style:font-size-complex="12pt" style:font-weight-complex="normal"/>
    </style:style>
    <style:style style:name="T3" style:family="text">
      <style:text-properties fo:font-size="12pt" fo:font-weight="bold" officeooo:rsid="000191f1" style:font-size-asian="10.5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tion :</text:p>
      <text:p text:style-name="P1"/>
      <text:p text:style-name="P2">Documentation technique :</text:p>
      <text:p text:style-name="P7"/>
      <text:p text:style-name="P7">L'application backend est développée en utilisant python sans framework.</text:p>
      <text:p text:style-name="P7">Les principaux composants incluent des scripts python pour la gestion des données, l'API REST pour la communication avec le frontend, et les modèles de données.</text:p>
      <text:p text:style-name="P7"/>
      <text:p text:style-name="P7">L'application frontend est développée en utilisant le framework Angular.</text:p>
      <text:p text:style-name="P7">Le frontend communique avec le backend à travers des requêtes HTTP vers l'API REST fournie par le backend.</text:p>
      <text:p text:style-name="P7"/>
      <text:p text:style-name="P2">Description de l’API :</text:p>
      <text:p text:style-name="P4"/>
      <text:p text:style-name="P6">Authentification (Login) :</text:p>
      <text:p text:style-name="P6"/>
      <text:p text:style-name="P7"><text:span text:style-name="T1">URL :</text:span> POST http://127.0.0.1:5000/login</text:p>
      <text:p text:style-name="P8">Body :</text:p>
      <text:p text:style-name="P7">{</text:p>
      <text:p text:style-name="P7"><text:s text:c="4"/>"name": "toto",</text:p>
      <text:p text:style-name="P7"><text:s text:c="4"/>"password": "toto"</text:p>
      <text:p text:style-name="P7">}</text:p>
      <text:p text:style-name="P7"/>
      <text:p text:style-name="P6">Ajout d'une attraction :</text:p>
      <text:p text:style-name="P6"/>
      <text:p text:style-name="P7"><text:span text:style-name="T1">URL :</text:span> POST http://127.0.0.1:5000/attraction</text:p>
      <text:p text:style-name="P8">Body :</text:p>
      <text:p text:style-name="P7">{</text:p>
      <text:p text:style-name="P7"><text:s text:c="2"/>"attraction_id": 1,</text:p>
      <text:p text:style-name="P7"><text:s text:c="2"/>"nom": "test",</text:p>
      <text:p text:style-name="P7"><text:s text:c="2"/>"description": "test",</text:p>
      <text:p text:style-name="P7"><text:s text:c="2"/>"difficulte": 1,</text:p>
      <text:p text:style-name="P7"><text:s text:c="2"/>"visible": false</text:p>
      <text:p text:style-name="P7">}</text:p>
      <text:p text:style-name="P7"/>
      <text:p text:style-name="P6">Ajout d'une critique :</text:p>
      <text:p text:style-name="P6"/>
      <text:p text:style-name="P7"><text:span text:style-name="T1">URL :</text:span> POST http://127.0.0.1:5000/attraction/critique</text:p>
      <text:p text:style-name="P8">Body :</text:p>
      <text:p text:style-name="P7">{</text:p>
      <text:p text:style-name="P7"><text:s text:c="2"/>"critique_id": 1,</text:p>
      <text:p text:style-name="P7"><text:s text:c="2"/>"name": "test",</text:p>
      <text:p text:style-name="P7"><text:s text:c="2"/>"text": "test",</text:p>
      <text:p text:style-name="P7"><text:s text:c="2"/>"rating": 1,</text:p>
      <text:p text:style-name="P7"><text:s text:c="2"/>"attraction_id": 1</text:p>
      <text:p text:style-name="P7">}</text:p>
      <text:p text:style-name="P7"/>
      <text:p text:style-name="P7"/>
      <text:p text:style-name="P7"/>
      <text:p text:style-name="P6"><text:soft-page-break/>Suppression d'une attraction :</text:p>
      <text:p text:style-name="P6"/>
      <text:p text:style-name="P10"><text:span text:style-name="T3">URL :</text:span><text:span text:style-name="T2"> DELETE http://127.0.0.1:5000/attraction/{attraction_id}</text:span></text:p>
      <text:p text:style-name="P7"/>
      <text:p text:style-name="P6">Suppression d'une critique :</text:p>
      <text:p text:style-name="P6"/>
      <text:p text:style-name="P10"><text:span text:style-name="T3">URL :</text:span><text:span text:style-name="T2"> DELETE http://127.0.0.1:5000/attraction/critique/{critique_id}</text:span></text:p>
      <text:p text:style-name="P7"/>
      <text:p text:style-name="P6">Récupération d'une attraction par son ID :</text:p>
      <text:p text:style-name="P6"/>
      <text:p text:style-name="P10"><text:span text:style-name="T3">URL :</text:span><text:span text:style-name="T2"> GET http://127.0.0.1:5000/attraction/{attraction_id}</text:span></text:p>
      <text:p text:style-name="P7"/>
      <text:p text:style-name="P6">Récupération de toutes les attractions :</text:p>
      <text:p text:style-name="P6"/>
      <text:p text:style-name="P10"><text:span text:style-name="T3">URL :</text:span><text:span text:style-name="T2"> GET http://127.0.0.1:5000/attraction</text:span></text:p>
      <text:p text:style-name="P7"/>
      <text:p text:style-name="P6">Récupération de toutes les attractions visibles :</text:p>
      <text:p text:style-name="P6"/>
      <text:p text:style-name="P10"><text:span text:style-name="T3">URL :</text:span><text:span text:style-name="T2"> GET http://127.0.0.1:5000/visible_attraction</text:span></text:p>
      <text:p text:style-name="P7"/>
      <text:p text:style-name="P6">Récupération de toutes les critiques d'une attraction donnée :</text:p>
      <text:p text:style-name="P6"/>
      <text:p text:style-name="P10"><text:span text:style-name="T3">URL </text:span><text:span text:style-name="T2">: GET http://127.0.0.1:5000/attraction/</text:span><text:span text:style-name="T2">{attraction_id}/critiques</text:span></text:p>
      <text:p text:style-name="P7"/>
      <text:p text:style-name="P7"/>
      <text:p text:style-name="P3">Documentation fonctionnelle :</text:p>
      <text:p text:style-name="P3"/>
      <text:p text:style-name="P9"><text:span text:style-name="T1">- </text:span>Les admins inscrits dans la BDD peuvent se connecter et gérer les attractions (ajout, modification, rendre visible/invisible).</text:p>
      <text:p text:style-name="P9"/>
      <text:p text:style-name="P9">- Les visiteurs peuvent consulter la liste des attractions disponibles.</text:p>
      <text:p text:style-name="P9"/>
      <text:p text:style-name="P9">- Les visiteurs peuvent consulter la liste des critiques par attraction, ils peuvent également eux-mêmes en rajouter.</text:p>
      <text:p text:style-name="P9"/>
      <text:p text:style-name="P11">Mise en place du projet :</text:p>
      <text:list text:style-name="L11">
        <text:list-item>
          <text:p text:style-name="P12">Git clone le projet</text:p>
        </text:list-item>
        <text:list-item>
          <text:p text:style-name="P12">Faire une nouvelle branche</text:p>
        </text:list-item>
        <text:list-item>
          <text:p text:style-name="P12">Build le docker compose</text:p>
        </text:list-item>
        <text:list-item>
          <text:p text:style-name="P12">Lancer le docker compose</text:p>
        </text:list-item>
        <text:list-item>
          <text:p text:style-name="P12">Aller dans le container python</text:p>
          <text:list>
            <text:list-item>
              <text:p text:style-name="P12">docker exec -it cours-api-1 sh</text:p>
            </text:list-item>
            <text:list-item>
              <text:p text:style-name="P12">Lancer les scripts python dans l'ordre : init.py puis create.py</text:p>
            </text:list-item>
          </text:list>
        </text:list-item>
        <text:list-item>
          <text:p text:style-name="P12">Le projet est lancé</text:p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00:28:14.372000000</meta:creation-date>
    <dc:date>2024-03-18T01:15:53.299000000</dc:date>
    <meta:editing-duration>PT47M41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59" meta:word-count="292" meta:character-count="2136" meta:non-whitespace-character-count="1883"/>
  </office:meta>
</office:document-meta>
</file>